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3.55cm" fo:min-width="18.1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55cm" fo:min-width="3.8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6.25cm" fo:min-width="10.9cm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gr5" style:family="graphic" style:parent-style-name="standard">
      <style:graphic-properties draw:stroke="none" svg:stroke-color="#000000" draw:fill="none" draw:fill-color="#ffffff" fo:min-height="2.45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15cm" fo:min-width="5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85cm" fo:min-width="5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6cm" svg:height="13.8cm" svg:x="1.4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cm" svg:height="2.8cm" svg:x="2.4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cm" svg:height="6.5cm" svg:x="7.5cm" svg:y="5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9.6cm" svg:height="1.6cm" svg:x="7.6cm" svg:y="4.4cm">
          <draw:text-box>
            <text:p>Info service reservation hotel</text:p>
          </draw:text-box>
        </draw:frame>
        <draw:frame draw:style-name="gr5" draw:text-style-name="P2" draw:layer="layout" svg:width="4cm" svg:height="2.7cm" svg:x="2.6cm" svg:y="6.1cm">
          <draw:text-box>
            <text:p>image</text:p>
          </draw:text-box>
        </draw:frame>
        <draw:custom-shape draw:style-name="gr6" draw:text-style-name="P1" draw:layer="layout" svg:width="5.5cm" svg:height="1.4cm" svg:x="13.4cm" svg:y="12.4cm">
          <text:p text:style-name="P3">Date de reserva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.1cm" svg:x="13.4cm" svg:y="13.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5cm" svg:height="0.962cm" svg:x="13.6cm" svg:y="13.9cm">
          <draw:text-box>
            <text:p><text:s text:c="7"/>valider</text:p>
          </draw:text-box>
        </draw:frame>
        <draw:frame draw:style-name="gr4" draw:text-style-name="P2" draw:layer="layout" svg:width="9.9cm" svg:height="1.6cm" svg:x="5.9cm" svg:y="1cm">
          <draw:text-box>
            <text:p><text:s text:c="13"/>MAQUET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6:42:27.234009749</meta:creation-date>
    <dc:date>2019-10-24T16:48:39.394594743</dc:date>
    <meta:editing-duration>PT6M12S</meta:editing-duration>
    <meta:editing-cycles>1</meta:editing-cycles>
    <meta:document-statistic meta:object-count="9"/>
    <meta:generator>LibreOffice/6.0.7.3$Linux_X86_64 LibreOffice_project/00m0$Build-3</meta:generator>
  </office:meta>
</office:document-meta>
</file>